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ingFang SC" svg:font-family="'PingFang SC', 'Lantinghei SC', 'Microsoft YaHei', arial, sans-serif, tahoma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size="10.5pt" officeooo:rsid="001accf4" officeooo:paragraph-rsid="001accf4" style:font-size-asian="10.5pt" style:font-size-complex="10.5pt"/>
    </style:style>
    <style:style style:name="P3" style:family="paragraph" style:parent-style-name="Standard">
      <style:text-properties fo:font-size="10.5pt" officeooo:rsid="001d4f46" officeooo:paragraph-rsid="001d4f46" style:font-size-asian="10.5pt" style:font-size-complex="10.5pt"/>
    </style:style>
    <style:style style:name="P4" style:family="paragraph" style:parent-style-name="Standard">
      <style:text-properties fo:font-size="10.5pt" officeooo:rsid="002dcf3d" officeooo:paragraph-rsid="002dcf3d" style:font-size-asian="10.5pt" style:font-size-complex="10.5pt"/>
    </style:style>
    <style:style style:name="P5" style:family="paragraph" style:parent-style-name="Standard">
      <style:text-properties fo:font-size="10.5pt" officeooo:rsid="002dcf3d" officeooo:paragraph-rsid="00334056" style:font-size-asian="10.5pt" style:font-size-complex="10.5pt"/>
    </style:style>
    <style:style style:name="P6" style:family="paragraph" style:parent-style-name="Standard">
      <style:text-properties fo:font-size="10.5pt" officeooo:rsid="002dcf3d" officeooo:paragraph-rsid="00358929" style:font-size-asian="10.5pt" style:font-size-complex="10.5pt"/>
    </style:style>
    <style:style style:name="P7" style:family="paragraph" style:parent-style-name="Standard">
      <style:text-properties fo:font-size="10.5pt" officeooo:rsid="00358929" officeooo:paragraph-rsid="00358929" style:font-size-asian="10.5pt" style:font-size-complex="10.5pt"/>
    </style:style>
    <style:style style:name="P8" style:family="paragraph" style:parent-style-name="Standard">
      <style:text-properties fo:font-size="10.5pt" officeooo:rsid="00358929" officeooo:paragraph-rsid="0035dd09" style:font-size-asian="10.5pt" style:font-size-complex="10.5pt"/>
    </style:style>
    <style:style style:name="P9" style:family="paragraph" style:parent-style-name="Standard">
      <style:text-properties fo:font-size="10.5pt" officeooo:rsid="0035dd09" officeooo:paragraph-rsid="0035dd09" style:font-size-asian="10.5pt" style:font-size-complex="10.5pt"/>
    </style:style>
    <style:style style:name="P10" style:family="paragraph" style:parent-style-name="Standard">
      <style:text-properties fo:font-size="10.5pt" officeooo:rsid="003c0e48" officeooo:paragraph-rsid="003c0e48" style:font-size-asian="10.5pt" style:font-size-complex="10.5pt"/>
    </style:style>
    <style:style style:name="P11" style:family="paragraph" style:parent-style-name="Standard">
      <style:text-properties fo:font-size="10.5pt" officeooo:rsid="00429a5d" officeooo:paragraph-rsid="003c0e48" style:font-size-asian="10.5pt" style:font-size-complex="10.5pt"/>
    </style:style>
    <style:style style:name="P12" style:family="paragraph" style:parent-style-name="Standard">
      <style:text-properties fo:font-size="10.5pt" officeooo:rsid="00429a5d" officeooo:paragraph-rsid="003c0e48" style:font-size-asian="10.5pt" style:font-size-complex="10.5pt"/>
    </style:style>
    <style:style style:name="P13" style:family="paragraph" style:parent-style-name="Standard">
      <style:text-properties officeooo:paragraph-rsid="003c0e48" style:font-size-asian="10.5pt"/>
    </style:style>
    <style:style style:name="T1" style:family="text">
      <style:text-properties officeooo:rsid="00199cd5"/>
    </style:style>
    <style:style style:name="T2" style:family="text">
      <style:text-properties officeooo:rsid="001b9f9f"/>
    </style:style>
    <style:style style:name="T3" style:family="text">
      <style:text-properties officeooo:rsid="001d7394"/>
    </style:style>
    <style:style style:name="T4" style:family="text">
      <style:text-properties officeooo:rsid="00208d9a"/>
    </style:style>
    <style:style style:name="T5" style:family="text">
      <style:text-properties officeooo:rsid="00272f53"/>
    </style:style>
    <style:style style:name="T6" style:family="text">
      <style:text-properties officeooo:rsid="00290fb5"/>
    </style:style>
    <style:style style:name="T7" style:family="text">
      <style:text-properties officeooo:rsid="002f789f"/>
    </style:style>
    <style:style style:name="T8" style:family="text">
      <style:text-properties officeooo:rsid="0031098f"/>
    </style:style>
    <style:style style:name="T9" style:family="text">
      <style:text-properties officeooo:rsid="0033c80f"/>
    </style:style>
    <style:style style:name="T10" style:family="text">
      <style:text-properties officeooo:rsid="00358929"/>
    </style:style>
    <style:style style:name="T11" style:family="text">
      <style:text-properties officeooo:rsid="0035dd09"/>
    </style:style>
    <style:style style:name="T12" style:family="text">
      <style:text-properties fo:font-variant="normal" fo:text-transform="none" fo:color="#333333" fo:letter-spacing="normal" style:font-name-asian="PingFang SC" style:font-size-asian="9pt" style:font-style-asian="normal" style:font-weight-asian="normal"/>
    </style:style>
    <style:style style:name="T13" style:family="text">
      <style:text-properties fo:font-size="10.5pt" officeooo:rsid="00429a5d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在调用了exec函数以后，原来的信号处理函数会失效</text:p>
      <text:p text:style-name="P1">fork以后子进程程的信号处理继承父进程（想不到方法测试）</text:p>
      <text:p text:style-name="P1">openat的第一个参数需要是目录的描述符</text:p>
      <text:p text:style-name="P1">open打开目录的时候好像不能使用O_<text:span text:style-name="T1">RDWR</text:span></text:p>
      <text:p text:style-name="P2">fsync的作用相当于fflush，只是是对文件描述符操作的</text:p>
      <text:p text:style-name="P2">exec族的参数最后一个是<text:span text:style-name="T2">0，要在argv中包含可执行文件</text:span></text:p>
      <text:p text:style-name="P3">open打开目录mode要用O_RDONLY</text:p>
      <text:p text:style-name="P3">p<text:span text:style-name="T3">235页写调用了setsid函数以后会切断控制终端，但是调用了这个函数以后控制终端还能够运行，能够正常输入和输出，所有应该是在新建会话以后会连接控制终端</text:span></text:p>
      <text:p text:style-name="P3">在执行signal里面的函数的时候是会屏蔽掉接收当前处理的信号的，同一个信号无论触发了多少次都只回在队列中保留一次的信号（sigqueue会保留多次的信号）</text:p>
      <text:p text:style-name="P3">在sigaction中，不需要设置当前信号进sa_<text:span text:style-name="T4">mask，会字段添加屏蔽</text:span></text:p>
      <text:p text:style-name="P3">shell执行cat等命令的流程，先fork一个shell，然后exec cat</text:p>
      <text:p text:style-name="P3"/>
      <text:p text:style-name="P3">sleep pause alarm</text:p>
      <text:p text:style-name="P3">对于前台进程组，每次发送信号都会给组里面所有进程发送信号</text:p>
      <text:p text:style-name="P3">记录锁是要在两个进程之间使用的</text:p>
      <text:p text:style-name="P3">aiocb结构中的aio_<text:span text:style-name="T5">lio_opcode是要在函数lio_listio中使用的，用于控制是读操作还是写操作</text:span></text:p>
      <text:p text:style-name="P3"/>
      <text:p text:style-name="P3">mkfifo中的mode是<text:span text:style-name="T6">0777，不是O_RDWR</text:span></text:p>
      <text:p text:style-name="P3"/>
      <text:p text:style-name="P3">命名管道的读open会等到写open以后才能成功，写open也要等到读open以后才能成功</text:p>
      <text:p text:style-name="P3"/>
      <text:p text:style-name="P4">共享内存，ipc都有键值关系</text:p>
      <text:p text:style-name="P4"/>
      <text:p text:style-name="P4">msgsnd中的消息结构mymesg的mtype不能为<text:span text:style-name="T7">0</text:span></text:p>
      <text:p text:style-name="P4"/>
      <text:p text:style-name="P4">msgget的flag中除了要指定IPC_<text:span text:style-name="T8">CREAT以外还要指定S_IRUSR和S_IWUSR等（信号量的semget的flag也是一样，不确定）</text:span></text:p>
      <text:p text:style-name="P4"/>
      <text:p text:style-name="P4">ftok的第二个参数不能过大</text:p>
      <text:p text:style-name="P4"/>
      <text:p text:style-name="P5">msgrcv取出信息后会在队列中删除掉</text:p>
      <text:p text:style-name="P5"/>
      <text:p text:style-name="P5">semget中的nsems在新建集合的时候必须不为<text:span text:style-name="T9">0</text:span></text:p>
      <text:p text:style-name="P5"/>
      <text:p text:style-name="P5">semget中的nsems是指定要创建多少个信号量数组，每个数组里面都有一个信号量</text:p>
      <text:p text:style-name="P5"/>
      <text:p text:style-name="P6">创建<text:span text:style-name="T10"> <text:s text:c="3"/>int semhandle=semget(key1,1,IPC_CREAT|0777);</text:span></text:p>
      <text:p text:style-name="P7">获得当前数组中的0位信号量的值 <text:s text:c="3"/>int result7=semctl(semhandle,0,GETVAL);</text:p>
      <text:p text:style-name="P8">更改信号量的值<text:span text:style-name="T11"> <text:s text:c="3"/>struct sembuf sembuf1={};</text:span></text:p>
      <text:p text:style-name="P9"><text:s text:c="4"/>sembuf1.sem_num=0;</text:p>
      <text:p text:style-name="P9"><text:s text:c="4"/>sembuf1.sem_op=-2;</text:p>
      <text:p text:style-name="P9"><text:s text:c="4"/>int result8=semop(semhandle,&amp;sembuf1,1);</text:p>
      <text:p text:style-name="P9">在信号量不够sem_op减的时候会阻塞，加的时候没事</text:p>
      <text:p text:style-name="P9">信号量是内核对象，会记录上次操作的值（IPC的应该都是系统内核对象），所以在新建之前最好用一下unlink</text:p>
      <text:p text:style-name="P9"/>
      <text:p text:style-name="P10">信号量 <text:s text:c="3"/>sem_t *sem1=sem_open("mysem1",O_CREAT,0644,1);</text:p>
      <text:p text:style-name="P10"/>
      <text:p text:style-name="P10">pthread_atfork的目的是为了使父进程和子进程的状态一样</text:p>
      <text:p text:style-name="P10"/>
      <text:p text:style-name="P10">mac上的互斥量可以在一个线程中加锁，另一个线程中解锁</text:p>
      <text:p text:style-name="P10"/>
      <text:p text:style-name="P10">mac的文件读写锁好像是无效的</text:p>
      <text:p text:style-name="P10"/>
      <text:p text:style-name="P11">linux中没有windows的事件，不过感觉可以使用共享内存加上原子操作实现一个</text:p>
      <text:p text:style-name="P11">linux中的条件变量都是只会触发当前正在等待该条件变量的锁，不会触发之后等待的锁</text:p>
      <text:p text:style-name="P13"><text:span text:style-name="T13">windows是电平触发，会保存状态直到等待的地方到来，linux是边沿触发，只会在改变的一瞬间触发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ingFang SC" svg:font-family="'PingFang SC', 'Lantinghei SC', 'Microsoft YaHei', arial, sans-serif, tahoma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5:28:25.300149171</meta:creation-date>
    <meta:generator>LibreOffice_Vanilla/6.0.4.5$MacOSX_X86_64 LibreOffice_project/6840e4519a6ce8bcc1328eb2d87b5c46c6df1038</meta:generator>
    <dc:date>2018-08-12T23:16:01.243302027</dc:date>
    <meta:editing-duration>PT19H53M6S</meta:editing-duration>
    <meta:editing-cycles>32</meta:editing-cycles>
    <meta:document-statistic meta:table-count="0" meta:image-count="0" meta:object-count="0" meta:page-count="1" meta:paragraph-count="39" meta:word-count="840" meta:character-count="1384" meta:non-whitespace-character-count="1347"/>
  </office:meta>
</office:document-meta>
</file>